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10" style:family="table-row">
      <style:table-row-properties style:min-row-height="0.637cm"/>
    </style:style>
    <style:style style:name="Tableau3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2ea78" officeooo:paragraph-rsid="0032ea78" fo:background-color="#ffffff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2ea78" officeooo:paragraph-rsid="0032ea78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2ea78" officeooo:paragraph-rsid="0032ea78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6be18" officeooo:paragraph-rsid="0026be18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bd86b" officeooo:paragraph-rsid="002bd86b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bd86b" officeooo:paragraph-rsid="0031f712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26914d" officeooo:paragraph-rsid="0031f712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03a1fa9" officeooo:paragraph-rsid="003a1fa9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5762f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a1fa9" style:font-size-asian="12pt" style:font-size-complex="12pt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5762f" officeooo:paragraph-rsid="003a1fa9" style:font-size-asian="12pt" style:font-size-complex="12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8a926" officeooo:paragraph-rsid="0038a926" style:font-size-asian="12pt" style:font-size-complex="12pt"/>
    </style:style>
    <style:style style:name="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4" style:family="paragraph" style:parent-style-name="Table_20_Contents">
      <style:paragraph-properties fo:margin-left="0.751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34cb4f" officeooo:paragraph-rsid="0034cb4f"/>
    </style:style>
    <style:style style:name="P35" style:family="paragraph" style:parent-style-name="Standard">
      <style:text-properties officeooo:paragraph-rsid="003a1fa9"/>
    </style:style>
    <style:style style:name="P3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b3aab" officeooo:paragraph-rsid="003b3aab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5762f" officeooo:paragraph-rsid="003b3aab" style:font-size-asian="12pt" style:font-size-complex="12pt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35762f" officeooo:paragraph-rsid="003b3aab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2pt" fo:font-weight="normal" officeooo:rsid="003a1fa9" officeooo:paragraph-rsid="003b3aab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1pt" fo:font-weight="normal" officeooo:rsid="0035762f" officeooo:paragraph-rsid="0035762f" style:font-size-asian="11pt" style:font-weight-asian="normal" style:font-size-complex="11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 style:shadow="none"/>
      <style:text-properties style:font-name="Liberation Serif" fo:font-size="11pt" officeooo:rsid="0035762f" officeooo:paragraph-rsid="0035762f" style:font-size-asian="11pt" style:font-size-complex="11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officeooo:rsid="003bc375" officeooo:paragraph-rsid="003bc375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2ea78"/>
    </style:style>
    <style:style style:name="T5" style:family="text">
      <style:text-properties officeooo:rsid="0035762f"/>
    </style:style>
    <style:style style:name="T6" style:family="text">
      <style:text-properties officeooo:rsid="0038a926"/>
    </style:style>
    <style:style style:name="T7" style:family="text">
      <style:text-properties officeooo:rsid="003a1fa9"/>
    </style:style>
    <style:style style:name="T8" style:family="text">
      <style:text-properties officeooo:rsid="003b3aab"/>
    </style:style>
    <style:style style:name="T9" style:family="text">
      <style:text-properties fo:font-style="italic" officeooo:rsid="003b3aab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b3aab" style:font-style-asian="normal" style:font-style-complex="normal"/>
    </style:style>
    <style:style style:name="T12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>
          <table:table-cell table:style-name="Tableau34.A1" table:number-columns-spanned="7" office:value-type="string">
            <text:p text:style-name="P3">Fiche de test <text:span text:style-name="T1">unitaire (programm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7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7">F1.1</text:p>
          </table:table-cell>
        </table:table-row>
        <table:table-row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15">Vérifier le fonctionnement <text:span text:style-name="T2">de l’encodage et de l’émission d’une trame Sigfox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43">04/05/202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>TestSigfox</text:p>
          </table:table-cell>
          <table:covered-table-cell/>
          <table:covered-table-cell/>
          <table:table-cell table:style-name="Tableau34.G2" table:number-columns-spanned="2" office:value-type="string">
            <text:p text:style-name="P19">- PC Linux avec Netbeans<text:span text:style-name="T5"> et <text:s/>Putty (les deux logiciels sont configurés pour l’esp)</text:span></text:p>
            <text:p text:style-name="P18">- esp32 connecté en USB <text:span text:style-name="T5">au PC</text:span> avec module sigfox <text:span text:style-name="T3">(non suspendu)</text:span> connecté sur les broches 26 (RX_ESP) et 27(TX_ESP) de l’esp</text:p>
            <text:p text:style-name="P18">- Accès au backend sigfox + compte utilisateur</text:p>
          </table:table-cell>
          <table:covered-table-cell/>
        </table:table-row>
        <table:table-row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4.10">
          <table:table-cell table:style-name="Tableau34.G2" table:number-columns-spanned="7" office:value-type="string">
            <text:p text:style-name="P34">Avoir effectué les opérations de la fiche de test concernant le matériel (esp32 sous tension, connecté à l’ordinateur via un câble USB, et le module SigFox (et son antenne) connecté à l’esp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34.A2" office:value-type="string">
            <text:p text:style-name="P13">1</text:p>
          </table:table-cell>
          <table:table-cell table:style-name="Tableau34.A2" table:number-columns-spanned="2" office:value-type="string">
            <text:p text:style-name="P41">- Télécharger et ouvrir le programme « BridgeSigfox » via netbeans</text:p>
            <text:p text:style-name="P41">- Exécuter le programme (le téléverse<text:span text:style-name="T6">r</text:span> dans l’esp)</text:p>
            <text:p text:style-name="P41">- Ouvrir Putty, charger la configuration « esp32 » et cliquer sur le bouton open</text:p>
            <text:p text:style-name="P41">- Entrer la commande « AT »</text:p>
          </table:table-cell>
          <table:covered-table-cell/>
          <table:table-cell table:style-name="Tableau34.G2" table:number-columns-spanned="4" office:value-type="string">
            <text:p text:style-name="P41">- Le message « OK » doit s’afficher sur le terminal Putty</text:p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4">2</text:p>
          </table:table-cell>
          <table:table-cell table:style-name="Tableau34.A14" table:number-columns-spanned="2" office:value-type="string">
            <text:p text:style-name="P42">- Entrer la commande « AT$SF=010203040506070809101112 »</text:p>
            <text:p text:style-name="P29"><text:span text:style-name="T12">- Se connecter au backend Sigfox (avec un compte utilisateur) : </text:span><text:a xlink:type="simple" xlink:href="https://backend.sigfox.com/" text:style-name="Internet_20_link" text:visited-style-name="Visited_20_Internet_20_Link"><text:span text:style-name="T12">https://backend.sigfox.com/</text:span></text:a></text:p>
            <text:p text:style-name="P42"/>
            <text:p text:style-name="P42">- Naviguer dans Device, cliquer sur l’ID du module (ici : 2EE048), cliquer sur message (dans la colonne de gauche) et vérifier si le message est bien reçu en observant l’horodatage (légèrement postérieur à l’heure d’envoi de la commande)</text:p>
          </table:table-cell>
          <table:covered-table-cell/>
          <table:table-cell table:style-name="Tableau34.G2" table:number-columns-spanned="4" office:value-type="string">
            <text:p text:style-name="P41">Le message « OK » doit s’afficher sur le terminal Putty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Le message que vous avez envoyé (après le ‘=’ dans la commande) doit apparaître comme étant le dernier arrivé.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au34.A14" office:value-type="string">
            <text:p text:style-name="P14">3</text:p>
          </table:table-cell>
          <table:table-cell table:style-name="Tableau34.A14" table:number-columns-spanned="2" office:value-type="string">
            <text:p text:style-name="P32">- Fermer le programme « BridgeSigFox » et ouvrir le programme « TestSigfox »</text:p>
            <text:p text:style-name="P32">- <text:span text:style-name="T7">Exécuter le programme tel quel (toutes les valeurs sont positives par défaut)</text:span></text:p>
          </table:table-cell>
          <table:covered-table-cell/>
          <table:table-cell table:style-name="Tableau34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4">4</text:p>
          </table:table-cell>
          <table:table-cell table:style-name="Tableau34.A14" table:number-columns-spanned="2" office:value-type="string">
            <text:p text:style-name="P30">- Se connecter au backend Sigfox (avec un compte utilisateur) : <text:a xlink:type="simple" xlink:href="https://backend.sigfox.com/" text:style-name="Internet_20_link" text:visited-style-name="Visited_20_Internet_20_Link">https://backend.sigfox.com/</text:a></text:p>
            <text:p text:style-name="P30"/>
            <text:p text:style-name="P31">- Naviguer dans Device, cliquer sur l’ID du module (ici : 2EE048), cliquer sur message (dans la colonne de gauche) et vérifier si le message est bien reçu en observant l’horodatage (légèrement postérieur à l’heure d’exécut<text:span text:style-name="T7">ion du programme</text:span>)</text:p>
          </table:table-cell>
          <table:covered-table-cell/>
          <table:table-cell table:style-name="Tableau34.G2" table:number-columns-spanned="4" office:value-type="string">
            <text:p text:style-name="P20">Le message « 5B8B7AA038136F0103AF6E » doit apparaître comme étant le dernier arrivé et l’horodatage doit correspondre comme étant légèrement postérieur à l’heure d’exécution du programme</text:p>
            <text:p text:style-name="P35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4">5</text:p>
          </table:table-cell>
          <table:table-cell table:style-name="Tableau34.A14" table:number-columns-spanned="2" office:value-type="string">
            <text:p text:style-name="P36">- <text:span text:style-name="T8">Ajouter </text:span><text:span text:style-name="T11">« /* » à la ligne 51 du programme ainsi que « */ » à la ligne 67 afin de mettre les valeurs positives en commentaire.</text:span></text:p>
            <text:p text:style-name="P36"><text:span text:style-name="T11">- Supprimer « /* » de la ligne 70 et « */ » de la ligne 86</text:span></text:p>
            <text:p text:style-name="P37"><text:span text:style-name="T10">afin d’activer la trame comprenant les valeurs négatives</text:span></text:p>
            <text:p text:style-name="P37"><text:span text:style-name="T10">- Executer le programme</text:span></text:p>
          </table:table-cell>
          <table:covered-table-cell/>
          <table:table-cell table:style-name="Tableau34.G2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au34.A14" office:value-type="string">
            <text:p text:style-name="P14">6</text:p>
          </table:table-cell>
          <table:table-cell table:style-name="Tableau34.A14" table:number-columns-spanned="2" office:value-type="string">
            <text:p text:style-name="P38">- Se connecter au backend Sigfox (avec un compte utilisateur) : <text:a xlink:type="simple" xlink:href="https://backend.sigfox.com/" text:style-name="Internet_20_link" text:visited-style-name="Visited_20_Internet_20_Link">https://backend.sigfox.com/</text:a></text:p>
            <text:p text:style-name="P38"/>
            <text:p text:style-name="P39">- Naviguer dans Device, cliquer sur l’ID du module (ici : 2EE048), cliquer sur message (dans la colonne de gauche) et vérifier si le message est bien reçu en observant l’horodatage (légèrement postérieur à l’heure d’exécut<text:span text:style-name="T7">ion du programme</text:span>)</text:p>
          </table:table-cell>
          <table:covered-table-cell/>
          <table:table-cell table:style-name="Tableau34.G2" table:number-columns-spanned="4" office:value-type="string">
            <text:p text:style-name="P40">Le message « <text:span text:style-name="T8">5C86021544C610A6E603E358</text:span> » doit apparaître comme étant le dernier arrivé et l’horodatage doit correspondre comme étant légèrement postérieur à l’heure d’exécution du programme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29T10:27:38.181200412</meta:creation-date>
    <dc:date>2021-05-04T09:35:42.814863677</dc:date>
    <meta:editing-duration>PT3H26M9S</meta:editing-duration>
    <meta:editing-cycles>19</meta:editing-cycles>
    <meta:generator>LibreOffice/6.3.5.2$Linux_X86_64 LibreOffice_project/30$Build-2</meta:generator>
    <meta:document-statistic meta:table-count="1" meta:image-count="0" meta:object-count="0" meta:page-count="2" meta:paragraph-count="53" meta:word-count="512" meta:character-count="3113" meta:non-whitespace-character-count="2649"/>
  </office:meta>
</office:document-meta>
</file>